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1" style:family="paragraph">
      <loext:graphic-properties draw:fill-color="#158466"/>
      <style:paragraph-properties fo:text-align="center" style:writing-mode="lr-tb"/>
    </style:style>
    <style:style style:name="P22" style:family="paragraph">
      <loext:graphic-properties draw:fill-color="#158466"/>
      <style:paragraph-properties fo:text-align="center"/>
    </style:style>
    <style:style style:name="P23" style:family="paragraph">
      <loext:graphic-properties draw:fill="none" draw:fill-color="#ffffff"/>
      <style:text-properties style:font-name="Andale Mono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16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16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0" draw:layer="layout" svg:width="8.985cm" svg:height="2.54cm" svg:x="1.222cm" svg:y="1.317cm">
          <draw:text-box>
            <text:p text:style-name="P13"><text:span text:style-name="T3">Find if a node is reachable</text:span></text:p>
            <text:p text:style-name="P13"><text:span text:style-name="T3">- Has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1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2" draw:layer="layout" svg:x1="15.947cm" svg:y1="4.886cm" svg:x2="19.423cm" svg:y2="4.886cm" svg:d="M15947 4886h3476" svg:viewBox="0 0 3477 1">
          <text:p/>
        </draw:connector>
        <draw:frame draw:style-name="gr75" draw:text-style-name="P23" draw:layer="layout" svg:width="3.986cm" svg:height="1.683cm" svg:x="12.12cm" svg:y="3.662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445cm" svg:height="1.27cm" svg:x="11.16cm" svg:y="2.27cm">
          <text:p text:style-name="P16"><text:span text:style-name="T1">un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6T12:25:44.114388646</dc:date>
    <meta:editing-duration>PT3H32M7S</meta:editing-duration>
    <meta:editing-cycles>25</meta:editing-cycles>
    <meta:document-statistic meta:object-count="171"/>
  </office:meta>
</office:document-meta>
</file>